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6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7" style:parent-style-name="Standard" style:family="paragraph">
      <style:paragraph-properties fo:line-height="150%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5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6" style:parent-style-name="Standard" style:family="paragraph">
      <style:paragraph-properties fo:line-height="150%"/>
    </style:style>
    <style:style style:name="T2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31" style:parent-style-name="Standard" style:family="paragraph">
      <style:paragraph-properties fo:text-align="justify" fo:line-height="150%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4" style:parent-style-name="Standard" style:family="paragraph">
      <style:paragraph-properties fo:text-align="justify" fo:line-height="150%" fo:text-indent="0.5in"/>
    </style:style>
    <style:style style:name="T3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8" style:parent-style-name="Hyperlink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1" style:parent-style-name="Standard" style:family="paragraph">
      <style:paragraph-properties fo:text-align="justify" fo:line-height="150%" fo:text-indent="0.5in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2" style:parent-style-name="Standard" style:family="paragraph">
      <style:paragraph-properties fo:line-height="150%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6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7" style:parent-style-name="Standard" style:family="paragraph">
      <style:paragraph-properties fo:line-height="150%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</office:automatic-styles>
  <office:body>
    <office:text text:use-soft-page-breaks="true">
      <text:p text:style-name="P1"><text:span text:style-name="T7">Aluno</text:span><text:span text:style-name="T8">: &lt;Thais Cardoso Moura de Souza&gt;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Data:</text:span><text:span text:style-name="T15"><text:s/>25/08/2013</text:span></text:p>
      <text:p text:style-name="P16"/>
      <text:p text:style-name="P17"><text:span text:style-name="T18">Fase/Iteração:</text:span><text:span text:style-name="T19"><text:s/>&lt;Iteração 1&gt;</text:span><text:span text:style-name="T20"><text:tab/></text:span><text:span text:style-name="T21"><text:tab/></text:span><text:span text:style-name="T22">Esforço Total:</text:span><text:span text:style-name="T23"><text:s/>&lt;16</text:span><text:span text:style-name="T24"><text:s/>horas&gt;</text:span></text:p>
      <text:p text:style-name="P25"/>
      <text:p text:style-name="P26"><text:span text:style-name="T27">Atividade: &lt;Análise do produto: Escopo&gt;</text:span><text:span text:style-name="T28"><text:tab/></text:span><text:span text:style-name="T29">Esforço: &lt;16</text:span><text:span text:style-name="T30"><text:s/>horas&gt;</text:span></text:p>
      <text:p text:style-name="P31"><text:span text:style-name="T32">Descrição:</text:span><text:span text:style-name="T33"><text:s/></text:span></text:p>
      <text:p text:style-name="P34"><text:span text:style-name="T35">Foram analisados<text:s/></text:span><text:span text:style-name="T36">os documentos</text:span><text:span text:style-name="T37"><text:s/>confeccionados pelo outro grupo e também a leitura do documento que explica a missão e estrutura do DMP - Departamento de Material e Patrimônio - (</text:span><text:a xlink:href="http://www.ddrh.ufg.br/uploads/123/original_DMP.pdf" office:target-frame-name="_top" xlink:show="replace"><text:span text:style-name="T38">http://www.ddrh.ufg.br/uploads/123/original_DMP.pdf</text:span></text:a><text:span text:style-name="T39">)</text:span><text:span text:style-name="T40">.</text:span></text:p>
      <text:p text:style-name="P41">A partir disso<text:s/>foi elaborado o documento de visão preliminar para aprovação do patrocinador do projeto.<text:s/></text:p>
      <text:p text:style-name="P42"><text:span text:style-name="T43">Produtos: &lt;<text:s/></text:span><text:span text:style-name="T44">Documento de Visão</text:span><text:span text:style-name="T45">&gt;</text:span></text:p>
      <text:p text:style-name="P46">Equipe: &lt;não se aplica&gt;</text:p>
      <text:p text:style-name="P47"><text:span text:style-name="T48">Artefato: &lt;<text:s/></text:span><text:span text:style-name="T49">CONTPATRI_VIS_Visão</text:span><text:span text:style-name="T50">.doc</text:span><text:span text:style-name="T51"><text:s/>&gt;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3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thais cardoso moura de souza</dc:creator>
    <meta:creation-date>2013-09-02T02:04:00Z</meta:creation-date>
    <dc:date>2013-09-02T02:07:00Z</dc:date>
    <meta:template xlink:href="Normal" xlink:type="simple"/>
    <meta:editing-cycles>3</meta:editing-cycles>
    <meta:editing-duration>PT180S</meta:editing-duration>
    <meta:document-statistic meta:page-count="1" meta:paragraph-count="1" meta:word-count="107" meta:character-count="687" meta:row-count="4" meta:non-whitespace-character-count="581"/>
  </office:meta>
</office:document-meta>
</file>